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ntarell" svg:font-family="Cantarell"/>
    <style:font-face style:name="Nunito" svg:font-family="Nunito"/>
    <style:font-face style:name="Ubuntu Mono" svg:font-family="&quot;Ubuntu Mono&quot;"/>
    <style:font-face style:name="&quot;docs-Ubuntu Mono&quot;" svg:font-family="&quot;&quot;docs-Ubuntu Mono&quot;&quot;"/>
    <style:font-face style:name="Ubuntu Mono,Arial" svg:font-family="&quot;Ubuntu Mono,Arial&quot;"/>
    <style:font-face style:name="docs-Cantarell" svg:font-family="docs-Cantarel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E69138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1C232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741B47" style:repeat-content="false"/>
      <style:paragraph-properties fo:text-align="center"/>
      <style:text-properties fo:color="#FFFFFF"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6AA84F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CE5C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2CC" style:repeat-content="false"/>
      <style:paragraph-properties fo:text-align="center"/>
      <style:text-properties fo:color="#FF6D01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5A6BD" style:repeat-content="false"/>
      <style:paragraph-properties fo:text-align="center"/>
      <style:text-properties fo:color="#FFFFFF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9EAD3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fo:background-color="#FCE5C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2CC"/>
      <style:text-properties style:font-name="Cantarell" style:font-name-asian="Cantarell" style:font-name-complex="Cantarell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FFFF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automatic"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fo:color="#FF9900" style:font-name="Ubuntu Mono" style:font-name-asian="Ubuntu Mono" style:font-name-complex="Ubuntu Mono" fo:font-size="11pt" style:font-size-asian="11pt" style:font-size-complex="11pt"/>
    </style:style>
    <style:style style:name="ce21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00FF00" style:font-name="Ubuntu Mono" style:font-name-asian="Ubuntu Mono" style:font-name-complex="Ubuntu Mono" fo:font-size="11pt" style:font-size-asian="11pt" style:font-size-complex="11pt"/>
    </style:style>
    <style:style style:name="ce22" style:family="table-cell" style:parent-style-name="Default" style:data-style-name="N0">
      <style:table-cell-properties style:vertical-align="middle" fo:background-color="#CFE2F3" style:repeat-content="false"/>
      <style:paragraph-properties fo:text-align="center"/>
      <style:text-properties fo:color="#99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style:font-name="&quot;docs-Ubuntu Mono&quot;" style:font-name-asian="&quot;docs-Ubuntu Mono&quot;" style:font-name-complex="&quot;docs-Ubuntu Mono&quot;"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fo:wrap-option="wrap" fo:background-color="#CFE2F3" style:repeat-content="false"/>
      <style:paragraph-properties fo:text-align="start" fo:margin-left="0cm"/>
      <style:text-properties style:font-name="&quot;docs-Ubuntu Mono&quot;" style:font-name-asian="&quot;docs-Ubuntu Mono&quot;" style:font-name-complex="&quot;docs-Ubuntu Mono&quot;"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FCE5CD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#C9DAF8" style:rotation-angle="90" style:repeat-content="false"/>
      <style:paragraph-properties fo:text-align="center"/>
      <style:text-properties fo:color="#FF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28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30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font-family-generic="modern"/>
    </style:style>
    <style:style style:name="ce33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34" style:family="table-cell" style:parent-style-name="Default" style:data-style-name="N0">
      <style:table-cell-properties fo:border-top="thin solid #FFFFFF" fo:border-bottom="none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35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36" style:family="table-cell" style:parent-style-name="Default" style:data-style-name="N0">
      <style:table-cell-properties style:vertical-align="automatic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37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38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39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40" style:family="table-cell" style:parent-style-name="Default" style:data-style-name="N0">
      <style:table-cell-properties style:vertical-align="top" fo:wrap-option="wrap" fo:background-color="#C9DAF8"/>
      <style:text-properties fo:color="#FF0000" style:font-name="Ubuntu Mono" style:font-name-asian="Ubuntu Mono" style:font-name-complex="Ubuntu Mono" fo:font-size="11pt" style:font-size-asian="11pt" style:font-size-complex="11pt" style:font-family-generic="modern"/>
    </style:style>
    <style:style style:name="ce41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 style:repeat-content="false"/>
      <style:paragraph-properties fo:text-align="start" fo:margin-left="0cm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42" style:family="table-cell" style:parent-style-name="Default" style:data-style-name="N0">
      <style:table-cell-properties style:vertical-align="top" fo:background-color="#C9DAF8"/>
      <style:text-properties fo:color="#FF0000" style:font-name="Ubuntu Mono" style:font-name-asian="Ubuntu Mono" style:font-name-complex="Ubuntu Mono" fo:font-size="11pt" style:font-size-asian="11pt" style:font-size-complex="11pt" style:font-family-generic="modern"/>
    </style:style>
    <style:style style:name="ce43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44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45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 style:font-family-generic="modern"/>
    </style:style>
    <style:style style:name="ce46" style:family="table-cell" style:parent-style-name="Default" style:data-style-name="N0">
      <style:table-cell-properties style:vertical-align="top" fo:background-color="#C9DAF8"/>
      <style:text-properties fo:color="#FF0000" style:font-name="Ubuntu Mono" style:font-name-asian="Ubuntu Mono" style:font-name-complex="Ubuntu Mono" fo:font-size="11pt" style:font-size-asian="11pt" style:font-size-complex="11pt" fo:font-weight="bold" style:font-weight-asian="bold" style:font-weight-complex="bold" style:font-family-generic="modern"/>
    </style:style>
    <style:style style:name="ce47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36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51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top" fo:wrap-option="wrap"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53" style:family="table-cell" style:parent-style-name="Default" style:data-style-name="N0">
      <style:table-cell-properties style:vertical-align="automatic" fo:background-color="#FFF2CC"/>
      <style:text-properties style:font-name="Cantarell" style:font-name-asian="Cantarell" style:font-name-complex="Cantarell" fo:font-size="11pt" style:font-size-asian="11pt" style:font-size-complex="11pt"/>
    </style:style>
    <style:style style:name="ce54" style:family="table-cell" style:parent-style-name="Default" style:data-style-name="N0">
      <style:table-cell-properties style:vertical-align="middle" fo:background-color="#FFF2CC" style:repeat-content="false"/>
      <style:paragraph-properties fo:text-align="center"/>
      <style:text-properties fo:color="#FF6D01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middle" fo:wrap-option="wrap" fo:background-color="#CFE2F3"/>
      <style:text-properties fo:color="#FF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fo:wrap-option="wrap" fo:background-color="#CFE2F3"/>
      <style:text-properties fo:color="#FF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59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00FF" style:font-name="Ubuntu Mono" style:font-name-asian="Ubuntu Mono" style:font-name-complex="Ubuntu Mono" fo:font-size="11pt" style:font-size-asian="11pt" style:font-size-complex="11pt"/>
    </style:style>
    <style:style style:name="ce60" style:family="table-cell" style:parent-style-name="Default" style:data-style-name="N0">
      <style:table-cell-properties style:vertical-align="automatic" fo:background-color="#CFE2F3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style:vertical-align="automatic" fo:background-color="#FFF2CC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style:vertical-align="automatic" fo:background-color="#CFE2F3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63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65" style:family="table-cell" style:parent-style-name="Default" style:data-style-name="N0">
      <style:table-cell-properties style:vertical-align="top" fo:background-color="#C9DAF8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66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67" style:family="table-cell" style:parent-style-name="Default" style:data-style-name="N0">
      <style:table-cell-properties style:vertical-align="automatic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68" style:family="table-cell" style:parent-style-name="Default" style:data-style-name="N0">
      <style:table-cell-properties style:vertical-align="top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69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fo:color="#0000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70" style:family="table-cell" style:parent-style-name="Default" style:data-style-name="N0">
      <style:table-cell-properties style:vertical-align="top" fo:wrap-option="wra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automatic" fo:wrap-option="wra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72" style:family="table-cell" style:parent-style-name="Default" style:data-style-name="N0">
      <style:table-cell-properties style:vertical-align="automatic" fo:wrap-option="wrap"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73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74" style:family="table-cell" style:parent-style-name="Default" style:data-style-name="N0">
      <style:table-cell-properties style:vertical-align="top" fo:background-color="#CFE2F3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75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76" style:family="table-cell" style:parent-style-name="Default" style:data-style-name="N0">
      <style:table-cell-properties style:vertical-align="automatic" fo:wrap-option="wrap" fo:background-color="#CFE2F3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78" style:family="table-cell" style:parent-style-name="Default" style:data-style-name="N0">
      <style:table-cell-properties style:vertical-align="top" fo:background-color="#CFE2F3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0" style:family="table-cell" style:parent-style-name="Default" style:data-style-name="N0">
      <style:table-cell-properties fo:border-top="thin solid #FFFFFF" fo:border-bottom="none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1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000000"/>
      <style:text-properties fo:color="#FF00FF" style:font-name="Ubuntu Mono" style:font-name-asian="Ubuntu Mono" style:font-name-complex="Ubuntu Mono" fo:font-size="11pt" style:font-size-asian="11pt" style:font-size-complex="11pt"/>
    </style:style>
    <style:style style:name="ce82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3" style:family="table-cell" style:parent-style-name="Default" style:data-style-name="N0">
      <style:table-cell-properties style:vertical-align="automatic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84" style:family="table-cell" style:parent-style-name="Default" style:data-style-name="N0">
      <style:table-cell-properties fo:border-top="none" fo:border-bottom="thin solid #FFFFFF" fo:border-left="none" fo:border-right="none" style:vertical-align="top" fo:wrap-option="wrap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85" style:family="table-cell" style:parent-style-name="Default" style:data-style-name="N0">
      <style:table-cell-properties fo:border-top="thin solid #FFFFFF" fo:border-bottom="none" fo:border-left="none" fo:border-right="none" style:vertical-align="top" fo:wrap-option="wrap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86" style:family="table-cell" style:parent-style-name="Default" style:data-style-name="N0">
      <style:table-cell-properties fo:border-top="thin solid #FFFFFF" fo:border-bottom="none" fo:border-left="none" fo:border-right="none" style:vertical-align="automatic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7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8pt" style:font-size-asian="8pt" style:font-size-complex="8pt"/>
    </style:style>
    <style:style style:name="ce90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666666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1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666666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2" style:family="table-cell" style:parent-style-name="Default" style:data-style-name="N0">
      <style:table-cell-properties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93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4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FFFF" style:font-name="docs-Cantarell" style:font-name-asian="docs-Cantarell" style:font-name-complex="docs-Cantarell" fo:font-size="11pt" style:font-size-asian="11pt" style:font-size-complex="11pt" fo:font-weight="bold" style:font-weight-asian="bold" style:font-weight-complex="bold"/>
    </style:style>
    <style:style style:name="ce95" style:family="table-cell" style:parent-style-name="Default" style:data-style-name="N0">
      <style:table-cell-properties style:vertical-align="automatic" fo:background-color="#D0E0E3" style:repeat-content="false"/>
      <style:paragraph-properties fo:text-align="center"/>
      <style:text-properties style:font-name="Cantarell" style:font-name-asian="Cantarell" style:font-name-complex="Cantarell" fo:font-size="24pt" style:font-size-asian="24pt" style:font-size-complex="24pt" fo:font-weight="bold" style:font-weight-asian="bold" style:font-weight-complex="bold"/>
    </style:style>
    <style:style style:name="ce96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style:font-name="Cantarell" style:font-name-asian="Cantarell" style:font-name-complex="Cantarell" fo:font-size="14pt" style:font-size-asian="14pt" style:font-size-complex="14pt" fo:font-weight="bold" style:font-weight-asian="bold" style:font-weight-complex="bold"/>
    </style:style>
    <style:style style:name="ce97" style:family="table-cell" style:parent-style-name="Default" style:data-style-name="N0">
      <style:table-cell-properties style:vertical-align="automatic" fo:background-color="#A4C2F4" style:repeat-content="false"/>
      <style:paragraph-properties fo:text-align="center"/>
      <style:text-properties style:font-name="Cantarell" style:font-name-asian="Cantarell" style:font-name-complex="Cantarell" fo:font-size="14pt" style:font-size-asian="14pt" style:font-size-complex="14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thin solid #000000" fo:border-left="none" fo:border-right="none" fo:background-color="#6D9EEB"/>
    </style:style>
    <style:style style:name="ce9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6D9EEB" style:repeat-content="false"/>
      <style:paragraph-properties fo:text-align="center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102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103" style:family="table-cell" style:parent-style-name="Default" style:data-style-name="N0">
      <style:table-cell-properties style:vertical-align="middle" fo:wrap-option="wrap" fo:background-color="#C9DAF8" style:rotation-angle="90" style:repeat-content="false"/>
      <style:paragraph-properties fo:text-align="center"/>
      <style:text-properties fo:color="#FF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24pt" style:font-size-asian="24pt" style:font-size-complex="24pt" fo:font-weight="bold" style:font-weight-asian="bold" style:font-weight-complex="bold"/>
    </style:style>
    <style:style style:name="ce105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9pt" style:font-size-asian="9pt" style:font-size-complex="9pt" fo:font-weight="bold" style:font-weight-asian="bold" style:font-weight-complex="bold"/>
    </style:style>
    <style:style style:name="ce107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E97132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Nunito" style:font-name-asian="Nunito" style:font-name-complex="Nunito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Nunito" style:font-name-asian="Nunito" style:font-name-complex="Nunito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FFFF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B4A7D6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8E7CC3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FFFF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FFFFFF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000000" style:text-line-through-style="none" style:font-name="Cantarell" style:font-name-asian="Cantarell" style:font-name-complex="Cantarel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FF0000" style:text-line-through-style="none" style:font-name="Cantarell" style:font-name-asian="Cantarell" style:font-name-complex="Cantarel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CC0000" style:text-line-through-style="none" style:font-name="Cantarell" style:font-name-asian="Cantarell" style:font-name-complex="Cantarel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FFFF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FF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FFFFFF" style:text-line-through-style="none"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FF00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9" style:family="text" style:parent-style-name="Default">
      <style:text-properties fo:color="#FF00FF" style:text-line-through-style="none" style:font-name="Cantarell" style:font-name-asian="Cantarell" style:font-name-complex="Cantarel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0" style:family="text" style:parent-style-name="Default">
      <style:text-properties fo:color="#FF00FF" style:text-line-through-style="none" style:font-name="Cantarell" style:font-name-asian="Cantarell" style:font-name-complex="Cantarel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1" style:family="text" style:parent-style-name="Default">
      <style:text-properties fo:color="#FF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2" style:family="text" style:parent-style-name="Default">
      <style:text-properties fo:color="#00FF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CC0000" style:text-line-through-style="none" style:font-name="Cantarell" style:font-name-asian="Cantarell" style:font-name-complex="Cantarel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4" style:family="text" style:parent-style-name="Default">
      <style:text-properties fo:color="#00FF00" style:text-line-through-style="none" style:font-name="Ubuntu Mono,Arial" style:font-name-asian="Ubuntu Mono,Arial" style:font-name-complex="Ubuntu Mono,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FFFFFF" style:text-line-through-style="none" style:font-name="Ubuntu Mono,Arial" style:font-name-asian="Ubuntu Mono,Arial" style:font-name-complex="Ubuntu Mono,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0000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CC0000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0" style:family="text" style:parent-style-name="Default">
      <style:text-properties fo:color="#FF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296333333333333cm"/>
    </style:style>
    <style:style style:name="co2" style:family="table-column">
      <style:table-column-properties fo:break-before="auto" style:column-width="6.43466666666667cm"/>
    </style:style>
    <style:style style:name="co3" style:family="table-column">
      <style:table-column-properties fo:break-before="auto" style:column-width="0.8255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9.525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7.95866666666667cm"/>
    </style:style>
    <style:style style:name="co8" style:family="table-column">
      <style:table-column-properties fo:break-before="auto" style:column-width="2.476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63.5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5.6pt" style:use-optimal-row-height="true" fo:break-before="auto"/>
    </style:style>
    <style:style style:name="ro8" style:family="table-row">
      <style:table-row-properties style:row-height="26.4pt" style:use-optimal-row-height="true" fo:break-before="auto"/>
    </style:style>
    <style:style style:name="ro9" style:family="table-row">
      <style:table-row-properties style:row-height="27.6pt" style:use-optimal-row-height="true" fo:break-before="auto"/>
    </style:style>
    <style:style style:name="ro10" style:family="table-row">
      <style:table-row-properties style:row-height="39.6pt" style:use-optimal-row-height="true" fo:break-before="auto"/>
    </style:style>
    <style:style style:name="ro11" style:family="table-row">
      <style:table-row-properties style:row-height="66pt" style:use-optimal-row-height="true" fo:break-before="auto"/>
    </style:style>
    <style:style style:name="ro12" style:family="table-row">
      <style:table-row-properties style:row-height="52.8pt" style:use-optimal-row-height="true" fo:break-before="auto"/>
    </style:style>
    <style:style style:name="ro13" style:family="table-row">
      <style:table-row-properties style:row-height="40.2pt" style:use-optimal-row-height="true" fo:break-before="auto"/>
    </style:style>
    <style:style style:name="ro14" style:family="table-row">
      <style:table-row-properties style:row-height="53.4pt" style:use-optimal-row-height="true" fo:break-before="auto"/>
    </style:style>
    <style:style style:name="ro15" style:family="table-row">
      <style:table-row-properties style:row-height="79.2pt" style:use-optimal-row-height="true" fo:break-before="auto"/>
    </style:style>
    <style:style style:name="ro16" style:family="table-row">
      <style:table-row-properties style:row-height="66.6pt" style:use-optimal-row-height="true" fo:break-before="auto"/>
    </style:style>
    <style:style style:name="ro17" style:family="table-row">
      <style:table-row-properties style:row-height="145.8pt" style:use-optimal-row-height="true" fo:break-before="auto"/>
    </style:style>
    <style:style style:name="ro18" style:family="table-row">
      <style:table-row-properties style:row-height="27pt" style:use-optimal-row-height="true" fo:break-before="auto"/>
    </style:style>
    <style:style style:name="ro19" style:family="table-row">
      <style:table-row-properties style:row-height="198.6pt" style:use-optimal-row-height="true" fo:break-before="auto"/>
    </style:style>
    <style:style style:name="ro20" style:family="table-row">
      <style:table-row-properties style:row-height="105.6pt" style:use-optimal-row-height="true" fo:break-before="auto"/>
    </style:style>
    <style:style style:name="ro21" style:family="table-row">
      <style:table-row-properties style:row-height="92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10" table:number-rows-spanned="1" table:style-name="ce95">
            <text:p>MINISHELL 🐚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10" table:number-rows-spanned="20" table:style-name="ce96">
            <text:p>⚠️⚠️⚠️⚠️⚠️⚠️⚠️⚠️⚠️⚠️⚠️</text:p>
            <text:p/>
            <text:p><text:span text:style-name="T2">[FR] ATTENTION</text:span><text:span text:style-name="T2"/></text:p>
            <text:p><text:span text:style-name="T2">Les comportements présents dans cet Excel<text:s/></text:span><text:span text:style-name="T3">ne sont pas tous a gérer</text:span><text:span text:style-name="T2"><text:s/>dans la Mandatory du projet Minishell !</text:span><text:span text:style-name="T2"/></text:p>
            <text:p><text:span text:style-name="T2">Ne vous mettez pas la pression pour essayer de tous les gérer !</text:span><text:span text:style-name="T2"/></text:p>
            <text:p><text:span text:style-name="T2">Vérifiez juste pour ces cas non gerables s'ils ne Segfault pas, ou n'effectuent pas un comportement suspect !</text:span><text:span text:style-name="T2"/></text:p>
            <text:p><text:span text:style-name="T2">Utilisez votre bon sens pour exploiter au mieux ce document et faire un Minishell pas trop ambitieux, selon votre situation du projet.</text:span><text:span text:style-name="T2"/></text:p>
            <text:p><text:span text:style-name="T2">(Par contre, si vous etes chauds pour tout gérer, GG à vous !)</text:span><text:span text:style-name="T2"/></text:p>
            <text:p/>
            <text:p/>
            <text:p><text:span text:style-name="T2">Bon courage et n'hésitez pas à m'envoyer un MP si besoin !</text:span><text:span text:style-name="T2"/></text:p>
            <text:p/>
            <text:p><text:span text:style-name="T2">--------------------------------------------------------</text:span><text:span text:style-name="T2"/></text:p>
            <text:p/>
            <text:p><text:span text:style-name="T2">[EN] WARNING</text:span><text:span text:style-name="T2"/></text:p>
            <text:p><text:span text:style-name="T2">The behaviors listed in this Excel file<text:s/></text:span><text:span text:style-name="T3">are not all required to be handled</text:span><text:span text:style-name="T2"><text:s/>in the mandatory part of the Minishell project!</text:span><text:span text:style-name="T2"/></text:p>
            <text:p><text:span text:style-name="T2">Don't stress yourself out trying to handle all of them!</text:span><text:span text:style-name="T2"/></text:p>
            <text:p><text:span text:style-name="T2">Just make sure that these unmanageable cases don't cause a segfault or exhibit suspicious behavior!</text:span><text:span text:style-name="T2"/></text:p>
            <text:p><text:span text:style-name="T2">Use your common sense to make the best use of this document and create a Minishell that is not overly ambitious, depending on your project situation.</text:span><text:span text:style-name="T2"/></text:p>
            <text:p><text:span text:style-name="T2">(However, if you're up for handling everything, GG to you!)</text:span><text:span text:style-name="T2"/></text:p>
            <text:p/>
            <text:p><text:span text:style-name="T2">Good luck, and feel free to DM me if needed!</text:span><text:span text:style-name="T2"/></text:p>
            <text:p/>
            <text:p/>
            <text:p><text:span text:style-name="T4">(</text:span><text:span text:style-name="T5">GitHub : vietdu91</text:span><text:span text:style-name="T4"><text:s/>/<text:s/></text:span><text:span text:style-name="T6">Discord : vietdu91#6048</text:span><text:span text:style-name="T7"><text:s/></text:span><text:span text:style-name="T4">/<text:s/></text:span><text:span text:style-name="T8">Intra : emtran</text:span><text:span text:style-name="T4">)</text:span><text:span text:style-name="T4"/></text:p>
            <text:p/>
            <text:p><text:span text:style-name="T9">⚠️⚠️⚠️⚠️⚠️⚠️⚠️⚠️⚠️⚠️⚠️</text:span></text:p>
          </table:table-cell>
          <table:covered-table-cell table:number-columns-repeated="9"/>
          <table:table-cell table:number-columns-repeated="16374"/>
        </table:table-row>
        <table:table-row table:number-rows-repeated="18" table:style-name="ro3">
          <table:covered-table-cell/>
          <table:covered-table-cell table:number-columns-repeated="9"/>
          <table:table-cell table:number-columns-repeated="16374"/>
        </table:table-row>
        <table:table-row table:style-name="ro4">
          <table:covered-table-cell/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10" table:number-rows-spanned="1" table:style-name="ce97">
            <text:p>Gestion des comportement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table:number-columns-spanned="1" table:number-rows-spanned="2" table:style-name="ce98"/>
          <table:table-cell office:value-type="string" table:number-columns-spanned="1" table:number-rows-spanned="2" table:style-name="ce99">
            <text:p>test.c</text:p>
          </table:table-cell>
          <table:table-cell table:number-columns-spanned="1" table:number-rows-spanned="2" table:style-name="ce98"/>
          <table:table-cell office:value-type="string" table:style-name="ce2">
            <text:p>A faire</text:p>
          </table:table-cell>
          <table:table-cell office:value-type="string" table:style-name="ce3">
            <text:p>A tester</text:p>
          </table:table-cell>
          <table:table-cell office:value-type="string" table:style-name="ce4">
            <text:p>Leaks ?</text:p>
          </table:table-cell>
          <table:table-cell office:value-type="string" table:style-name="ce5">
            <text:p>Fonctionne</text:p>
          </table:table-cell>
          <table:table-cell office:value-type="string" table:number-columns-spanned="1" table:number-rows-spanned="2" table:style-name="ce99">
            <text:p>Comportement attendu</text:p>
          </table:table-cell>
          <table:table-cell office:value-type="string" table:number-columns-spanned="1" table:number-rows-spanned="2" table:style-name="ce99">
            <text:p>Sortie d'exit (echo $?)</text:p>
          </table:table-cell>
          <table:table-cell office:value-type="string" table:number-columns-spanned="1" table:number-rows-spanned="2" table:style-name="ce99">
            <text:p>Notes</text:p>
          </table:table-cell>
          <table:table-cell table:number-columns-repeated="16374"/>
        </table:table-row>
        <table:table-row table:style-name="ro6">
          <table:covered-table-cell/>
          <table:covered-table-cell/>
          <table:covered-table-cell/>
          <table:table-cell office:value-type="string" table:style-name="ce6">
            <text:p>X</text:p>
          </table:table-cell>
          <table:table-cell office:value-type="string" table:style-name="ce7">
            <text:p>X</text:p>
          </table:table-cell>
          <table:table-cell office:value-type="string" table:style-name="ce8">
            <text:p>OK<text:s/><text:span text:style-name="T10">KO</text:span></text:p>
          </table:table-cell>
          <table:table-cell office:value-type="string" table:style-name="ce9">
            <text:p>OK<text:s/><text:span text:style-name="T11">KO</text:span></text:p>
          </table:table-cell>
          <table:covered-table-cell/>
          <table:covered-table-cell/>
          <table:covered-table-cell/>
          <table:table-cell table:number-columns-repeated="16374"/>
        </table:table-row>
        <table:table-row table:style-name="ro6">
          <table:table-cell office:value-type="string" table:number-columns-spanned="1" table:number-rows-spanned="57" table:style-name="ce100">
            <text:p>CARACTERES A LA VOLEE (SYNTAXE)<text:s/><text:span text:style-name="T12">🌦</text:span></text:p>
          </table:table-cell>
          <table:table-cell office:value-type="string" table:style-name="ce10">
            <text:p><text:span text:style-name="T14">$&gt;</text:span><text:s/>\n (touche entrée)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number-columns-spanned="1" table:number-rows-spanned="5" table:style-name="ce101">
            <text:p>$&gt;</text:p>
          </table:table-cell>
          <table:table-cell office:value-type="string" table:style-name="ce16">
            <text:p>Exit de l'ancienne commande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que des espaces</text:span>]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que des tabulations</text:span>]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18">
            <text:p>0</text:p>
          </table:table-cell>
          <table:table-cell office:value-type="string" table:style-name="ce16">
            <text:p>Crl + V + Tab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: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20">
            <text:p>0</text:p>
          </table:table-cell>
          <table:table-cell office:value-type="string" table:style-name="ce16">
            <text:p>Marche aussi pour "#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!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1" table:style-name="ce2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number-columns-spanned="1" table:number-rows-spanned="5" table:style-name="ce102">
            <text:p>bash: syntax error near</text:p>
            <text:p>unexpected token `newline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&l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&gt;&gt;&gt;&gt;&gt;&gt;&gt;&gt;&gt;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&lt;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&lt;&lt;&lt;&lt;&lt;&lt;&lt;&lt;&lt;&lt;&lt;&lt;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&gt; &gt; 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 &gt;&gt; &gt;&gt; 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 &gt;&gt; &gt;&gt; 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.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./../../../../.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./../../../../..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////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/////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\\\\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\\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-</text:span>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-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16">
            <text:p>Marche aussi pour "_@°]=+£$?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les metacharacters "&amp;();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 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 | 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|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|||||||||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|&g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&amp;&amp;&amp;&amp;&amp;&amp;&amp;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;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;;;;;;;;;;;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( ( )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"hola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'hola'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''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crashtest.c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23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*/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Docs/attest.cation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23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*/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*/*: No such file or directory</text:p>
          </table:table-cell>
          <table:table-cell office:value-type="float" office:value="127" table:style-name="ce18">
            <text:p>127</text:p>
          </table:table-cell>
          <table:table-cell office:value-type="string" table:style-name="ce24">
            <text:p><text:span text:style-name="T18">[BONUS]<text:s/></text:span><text:span text:style-name="T15">S'il n'y aucun dossier à l'intérieur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office:value-type="string" table:style-name="ce19">
            <text:p>bash: .: filename argument required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office:value-type="string" table:style-name="ce19">
            <text:p>bash: ..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~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/home/vietdu91</text:span>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ABC=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/!\ A gerer comme une erreur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4ABC=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4ABC=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 que tal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Makefil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Makefile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114" table:style-name="ce103">
            <text:p>ECHO<text:s/><text:span text:style-name="T20">🎉</text:span></text:p>
          </table:table-cell>
          <table:table-cell office:value-type="string" table:style-name="ce19">
            <text:p><text:span text:style-name="T14">$&gt;<text:s/></text:span>echo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o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-n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o-n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-n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n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-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0">
            <text:p><text:span text:style-name="T14">$&gt;</text:span><text:s/>echo Hola Que Tal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\n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n 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2">
            <text:p>M'affiche `\n hola`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" " | cat -e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echo | cat -e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""''echo hola""'''' que""'' tal""''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4">
            <text:p><text:span text:style-name="T14">$&gt;</text:span><text:span text:style-name="T13"><text:s/>echo -n -n Hola Que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la Que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p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p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-nnn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n-nnn -nnn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 hola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la 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nnn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------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--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nn--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nn--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--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?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0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Renvoie le code de retour du dernier pipeline exécuté à l'avant-pla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?$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0</text:span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? | echo $? | echo $?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7">
            <text:p>0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:$=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:$=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 $ " | cat -e</text:p>
          </table:table-cell>
          <table:table-cell table:style-name="ce38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 $ '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\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]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<text:span text:style-name="T17">xterm-256color</text:span>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4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4]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UI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39">
            <text:p><text:span text:style-name="T17">1000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0">
            <text:p>J'ai pas UID dans la env. je ne sais pas pourquoi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33">
            <text:p><text:span text:style-name="T14">$&gt;</text:span><text:span text:style-name="T13"><text:s/>echo $HOME9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41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Marche pour tous les caractères alphanumériques de l'ASCII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$&gt; echo $9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echo $HOME%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%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Marche pour les autres caractères (ponctuation, caractères non-ASCII, etc.)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UID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<text:span text:style-name="T17">1000/home/vietdu91</text:span>%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Probleme avec UID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3">
            <text:p><text:span text:style-name="T14">$&gt;</text:span><text:span text:style-name="T13"><text:s/>echo Le path de mon HOME est $HO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Le path de mon HOME est<text:span text:style-name="T17"><text:s/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10">
          <table:covered-table-cell/>
          <table:table-cell office:value-type="string" table:style-name="ce43">
            <text:p><text:span text:style-name="T14">$&gt;</text:span><text:span text:style-name="T13"><text:s/>echo $USER$var\$USER$USER\$USERtest$USER</text:span>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4">
            <text:p><text:span text:style-name="T17">vietdu91</text:span><text:span text:style-name="T13">$USER</text:span><text:span text:style-name="T17">vietdu91</text:span><text:span text:style-name="T13">$USERtest</text:span><text:span text:style-name="T17">vietdu91</text:span><text:span text:style-name="T17"/></text:p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A ne pas gerer si '\' non gere :</text:p>
            <text:p>Doit sortir : vietdu91vietdu91vietdu91vietdu91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echo $hola*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4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5">
            <text:p>Cas d'un variable inexistant</text:p>
            <text:p><text:span text:style-name="T21">Probleme avec * qui n'est pas considérée comme un caractère de variables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echo -nnnn $hola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4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Problème avec -nnn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text:s/></text:span><text:span text:style-name="T13">echo &gt; &lt;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&lt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2">
            <text:p>Problème me met token`&gt;' au lieu de l'autre chevron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text:s/></text:span><text:span text:style-name="T13">echo | |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Attend une autre entrée de ligne alors que devrait bugger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Eecho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EechoE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47"/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.echo.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.echo.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47"/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&gt;echo&gt;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48">
            <text:p>KO</text:p>
          </table:table-cell>
          <table:table-cell office:value-type="string" table:style-name="ce31">
            <text:p>KO</text:p>
          </table:table-cell>
          <table:table-cell office:value-type="string" table:style-name="ce43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Erreur non détéctée avant exec + leaks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&lt;echo&lt;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Message d'erreur incorrect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&gt;&gt;echo&gt;&gt;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Erreur non détéctée avant exec + mauvais message d'erreur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|echo|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Erreur non détéctée avant fin de readlin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|echo -n hola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47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'*'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*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D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Docs Dockers Drawings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Z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*Z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test.c<text:s/></text:span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t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4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hola*hola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hola*hola<text:s/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$hola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HOME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""</text:p>
          </table:table-cell>
          <table:table-cell table:style-name="ce22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"$"""</text:p>
          </table:table-cell>
          <table:table-cell table:style-name="ce22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50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$'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50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M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'HOME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"HOME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HO"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$HO'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HO""M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$HO''ME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"'$HO''ME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'''ME'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1">
            <text:p>⚠️ Il y a bien 3 singles quotes avant le ME. Je ne sais pas pourquoi Excel tronque à l'affichage le 3e quot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table:style-name="ce28"/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table:style-name="ce28"/>
          <table:table-cell office:value-type="string" table:style-name="ce42">
            <text:p>Petit espace en trop dans l'affichag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""M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''ME'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ME'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"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=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=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LA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LA'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DONTEXIST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Le cas ou la variable n'existe pas et n'est pas importe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hola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hola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hola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h'o'la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'h'o'la'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''h'o'la'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"h'o'la"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'hola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"'hola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 echo'hola'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hola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'hola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"hola"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"hola"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'ho"''''l"a'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"l"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""""""""""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'''''''''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'''''''''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''''''''''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'""""""""""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""""""""""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"cho hola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 echo 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'cho hola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 echo 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hola "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"bonjour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bonjour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"e"'c'ho 'b'"o"nj"o"'u'r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""e"'c'ho 'b'"o"nj"o"'u'r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 e'c'ho 'b'onjo'u'r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Makefil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"Makefil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 "Makefil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Attention a l'espace avant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10" table:style-name="ce104">
            <text:p>💰</text:p>
          </table:table-cell>
          <table:table-cell office:value-type="string" table:style-name="ce19">
            <text:p><text:span text:style-name="T14">$&gt;</text:span><text:s/>$?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<text:s/><text:span text:style-name="T17">0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52">
            <text:p>Renvoie le code de retour du dernier pipeline exécuté à l'avant-pla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?$?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<text:s/><text:span text:style-name="T17">00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?$HOM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07">
            <text:p>Dif</text:p>
          </table:table-cell>
          <table:table-cell office:value-type="string" table:style-name="ce39">
            <text:p>bash: ?<text:span text:style-name="T17">/home/vietdu91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 $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$HOME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<text:s/><text:span text:style-name="T17">/home/vietdu91</text:span>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HOMEdskjhfkdshfs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"$HOMEdskjhfkdshfsd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'$HOMEdskjhfkdshfsd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$HOMEsddfddfssfdfs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DONTEXIST</text:p>
          </table:table-cell>
          <table:table-cell table:style-name="ce11"/>
          <table:table-cell table:style-name="ce12"/>
          <table:table-cell table:style-name="ce5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Cas d'un variable inexistan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$&gt; $LESS$VA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-R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10" table:style-name="ce103">
            <text:p>SIGNAUX 🛰</text:p>
          </table:table-cell>
          <table:table-cell office:value-type="string" table:style-name="ce19">
            <text:p><text:span text:style-name="T14">$&gt;<text:s/></text:span><text:span text:style-name="T22">Ctlr-C</text:span>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<text:span text:style-name="T14">$&gt;</text:span><text:s/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22">Ctlr-C</text:span>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<text:span text:style-name="T14">$&gt;</text:span><text:s/>hola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(faire<text:s/><text:span text:style-name="T22">Ctlr-C<text:s/></text:span>apres avoir fait plusieurs fois [ENTREE]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/>
            <text:p/>
            <text:p/>
            <text:p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cat | rev(faire<text:s/><text:span text:style-name="T22">Ctlr-C<text:s/></text:span>apres avoir fait plusieurs fois [ENTREE])</text:p>
          </table:table-cell>
          <table:table-cell table:style-name="ce38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/>
            <text:p/>
            <text:p/>
            <text:p>^C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2">Ctlr-D</text:span>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39">
            <text:p><text:span text:style-name="T14">$&gt;</text:span><text:s/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Sort du programm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14"><text:s/></text:span><text:span text:style-name="T22">Ctlr-D</text:span>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<text:span text:style-name="T14">$&gt;</text:span><text:s/>hola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2">Ctlr-\</text:span>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21">
            <text:p>$&gt;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14"><text:s/></text:span><text:span text:style-name="T22">Ctlr-\</text:span>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<text:span text:style-name="T14">$&gt;</text:span><text:s/>hola</text:p>
          </table:table-cell>
          <table:table-cell office:value-type="string" table:style-name="ce28">
            <text:p>/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(faire<text:s/><text:span text:style-name="T22">Ctlr-\<text:s/></text:span>apres avoir fait plusieurs fois [ENTREE]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/>
            <text:p/>
            <text:p/>
            <text:p>^\Quit (core dumped)</text:p>
            <text:p>$&gt;</text:p>
          </table:table-cell>
          <table:table-cell office:value-type="float" office:value="131" table:style-name="ce28">
            <text:p>13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2">Ctlr-Z</text:span>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21">
            <text:p>$&gt;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2">Ctlr-C<text:s/></text:span>une seconde apres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2">Ctlr-D<text:s/></text:span>une seconde apres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2">Ctlr-\<text:s/></text:span>une seconde apres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^\Quit (core dumped)</text:p>
            <text:p>$&gt;</text:p>
          </table:table-cell>
          <table:table-cell office:value-type="float" office:value="131" table:style-name="ce28">
            <text:p>131</text:p>
          </table:table-cell>
          <table:table-cell table:style-name="ce29"/>
          <table:table-cell table:number-columns-repeated="16374"/>
        </table:table-row>
        <table:table-row table:style-name="ro6">
          <table:table-cell office:value-type="string" table:number-columns-spanned="1" table:number-rows-spanned="113" table:style-name="ce105">
            <text:p><text:span text:style-name="T12">🛫<text:s/></text:span>ENV &amp; EXPORT &amp; UNSET<text:s/><text:span text:style-name="T12">🛬</text:span></text:p>
          </table:table-cell>
          <table:table-cell office:value-type="string" table:style-name="ce19"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ʻhola’: No such file or directory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hola que tal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ʻhola’: No such file or directory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une seule fois env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env env env 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une seule fois env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nv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<text:s/><text:span text:style-name="T17">./Makefile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‘./Makefile’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PATH="..."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Hola</text:p>
            <text:p>export PATH="..."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52">
            <text:p>Hola n'existe pas dans env mais il existe dans expor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9hey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Hola9hey</text:p>
            <text:p>export PATH="..."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$DONTEXIS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PATH="..."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Le cas ou la variable n'existe pas et n'est pas importe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| grep "HOME"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xport HOME="<text:span text:style-name="T17">/home/vietdu91</text:span>"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%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%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<text:span text:style-name="T17">0</text:span>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?=2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?=2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9HOLA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9HOLA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9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9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__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__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HO_LA_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HO_LA_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@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ʻHOL@=bonjour’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52">
            <text:p>Cas où le nom de variable ne contient pas de lettres, ni de chiffres, ni d'underscores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\~A=bonjour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53">
            <text:p><text:s text:c="2"/></text:p>
          </table:table-cell>
          <table:table-cell table:style-name="ce14"/>
          <table:table-cell table:style-name="ce15"/>
          <table:table-cell office:value-type="string" table:style-name="ce30">
            <text:p>bash: export: `HOL~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-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-H: invalid option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--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--: invalid option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A-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A-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-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-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.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.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\\\$A=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\$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\\\\LA=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\\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}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}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{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{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*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*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#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#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@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@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!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!LA=bonjour: event not found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$?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<text:span text:style-name="T17">0</text:span>L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+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+HO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+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+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+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+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bonjour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"+=" s'ajoute au contenu de la variable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HOLA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 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bonjour’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 =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 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 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soir</text:p>
            <text:p><text:span text:style-name="T14">$&gt;</text:span><text:s/>export HOLA=bonretour</text:p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$HOME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$HOME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$HOME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$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16">
            <text:p>Le cas où la variable "$jour" n'existe p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\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\\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\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(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pour les caractères : ()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()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&amp;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jour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16">
            <text:p>Marche pour les caractères : &amp;|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@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 env</text:p>
            <text:p>...</text:p>
            <text:p>HOLA=bon@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;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jour: command not found</text:p>
            <text:p>$&gt; env</text:p>
            <text:p>...</text:p>
            <text:p>HOLA=bon</text:p>
            <text:p>$&gt;</text:p>
          </table:table-cell>
          <table:table-cell office:value-type="string" table:style-name="ce18">
            <text:p>127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!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!jour: event not found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"jour"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PATH=..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$USER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<text:span text:style-name="T17">vietdu91</text:span>=bonjour</text:p>
            <text:p>PATH=..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=casse-toi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=bonjour=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HOLA=bonjour"=casse-toi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=bonjour=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BYE=casse-toi</text:p>
            <text:p><text:span text:style-name="T14">$&gt;</text:span><text:s/>echo $HOLA et $BY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et casse-toi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bonjour BYE=casse-toi</text:p>
            <text:p><text:span text:style-name="T14">$&gt;</text:span><text:s/>echo $HOLA et $BY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et 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$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bonjour=bonjour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"bonjour "</text:p>
            <text:p><text:span text:style-name="T14">$&gt;</text:span><text:s/>echo $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" -n bonjour "</text:p>
            <text:p><text:span text:style-name="T14">$&gt;</text:span><text:s/>echo $HOLA</text:p>
          </table:table-cell>
          <table:table-cell table:style-name="ce5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"bonjour "/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onjour /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'"'</text:p>
            <text:p><text:span text:style-name="T14">$&gt;</text:span><text:s/>echo " $HOLA " | cat -e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" 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at</text:p>
            <text:p><text:span text:style-name="T14">$&gt;</text:span><text:s/>c$HOLA Makefil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6">[cela affiche le Makefile]</text:span><text:span text:style-name="T16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"cat Makefile | grep NAME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cat Makefile | grep NA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hey</text:p>
            <text:p><text:span text:style-name="T14">$&gt;</text:span><text:s/>echo $HOLA$HOLA$HOLA=hey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eyheyhey=heyhey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$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hey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"""$HOLA"""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hey 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"$HOLA"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 bonjour hey 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""$HOLA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 bonjour hey .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52">
            <text:p>/!\ Bien supprimer les espaces en trop au debut et a la fin du string d'export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$""HOLA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HOLA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$"HOLA HOLA"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HOLA HOLA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=" hola et $HOLA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=' hola et $HOLA'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$HOLA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30">
            <text:p><text:span text:style-name="T14">$&gt;</text:span><text:s/>export HOLA=bonjour</text:p>
            <text:p><text:span text:style-name="T14">$&gt;</text:span><text:s/>export HOLA=" hola et $HOLA"$HOLA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bonjour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s -l - a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s -l - a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$HOLA</text:p>
          </table:table-cell>
          <table:table-cell table:style-name="ce5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<text:span text:style-name="T17">[...]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"$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ls -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'$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l$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$HOLA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"$HOLA"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=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=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'$HOLA'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$HOLAs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=A=""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=A=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TE+S=T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TE+S=T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="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''='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="="=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==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'='='=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==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HOLA"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p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"$HOLA"'$BYE'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p$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"$HOLA""$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9">
            <text:p>/home/vietdu91/42_works/minishell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"HOLA"$"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HOLA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'HOLA'$'BYE'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HOLA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-n</text:p>
            <text:p><text:span text:style-name="T14">$&gt;</text:span><text:s/>"echo $HOLA" hey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cho -n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A=1 B=2 C=3 D=4 E=5 F=6 G=7 H=8</text:p>
            <text:p><text:span text:style-name="T14">$&gt;</text:span><text:s/>echo "$A'$B"'$C"$D'$E'"$F'"'$G'$H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1'2$C"$D5"$F'7'8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  <text:p><text:span text:style-name="T14">$&gt;</text:span><text:s/>unset HOLA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  <text:p><text:span text:style-name="T14">$&gt;</text:span><text:s/>unset HOLA</text:p>
            <text:p><text:span text:style-name="T14">$&gt;</text:span><text:s/>unset HOLA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PATH</text:p>
            <text:p><text:span text:style-name="T14">$&gt;</text:span><text:s/>echo $PATH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4">
            <text:p/>
            <text:p><text:span text:style-name="T13">$&gt;</text:span>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PATH</text:p>
            <text:p><text:span text:style-name="T14">$&gt;</text:span><text:s/>ls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<text:span text:style-name="T24">$&gt;</text:span><text:span text:style-name="T25"><text:s/>unset ""</text:span></text:p>
          </table:table-cell>
          <table:table-cell table:style-name="ce60"/>
          <table:table-cell table:style-name="ce12"/>
          <table:table-cell table:style-name="ce61"/>
          <table:table-cell table:style-name="ce14"/>
          <table:table-cell table:style-name="ce15"/>
          <table:table-cell office:value-type="string" table:style-name="ce58">
            <text:p>bash: unset: `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INEXISTAN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office:value-type="string" table:style-name="ce16">
            <text:p>Cas où la variable n'existe pas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PWD</text:p>
            <text:p><text:span text:style-name="T14">$&gt;</text:span><text:s/>env | grep PWD</text:p>
            <text:p><text:span text:style-name="T14">$&gt;</text:span><text:s/>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text:s/></text:span>pwd</text:p>
            <text:p><text:span text:style-name="T14">$&gt;</text:span><text:s/>unset PWD</text:p>
            <text:p><text:span text:style-name="T14">$&gt;</text:span><text:s/>env | grep PWD</text:p>
            <text:p><text:span text:style-name="T14">$&gt;</text:span><text:s/>cd $PWD</text:p>
            <text:p><text:span text:style-name="T14">$&gt;</text:span><text:s/>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  <text:p>$&gt;</text:p>
            <text:p>$&gt;</text:p>
            <text:p><text:span text:style-name="T17">/home/vietdu91</text:span>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OLDPWD</text:p>
            <text:p><text:span text:style-name="T14">$&gt;</text:span><text:s/>env | grep OLD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</table:table-cell>
          <table:table-cell office:value-type="string" table:style-name="ce62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9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9HOL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A9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A HOL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office:value-type="string" table:style-name="ce16">
            <text:p>Il unset bien HOLA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?A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office:value-type="string" table:style-name="ce16">
            <text:p>Il unset bien HOLA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?A HOL.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bash: unset: `HOL.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A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A=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7">
          <table:table-cell table:style-name="ce55"/>
          <table:table-cell office:value-type="string" table:style-name="ce19">
            <text:p><text:span text:style-name="T14">$&gt;</text:span><text:s/>unset HOL\\\\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\\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7">
          <table:table-cell table:style-name="ce55"/>
          <table:table-cell office:value-type="string" table:style-name="ce19">
            <text:p><text:span text:style-name="T14">$&gt;</text:span><text:s/>unset HOL;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A: command not found</text:p>
          </table:table-cell>
          <table:table-cell office:value-type="float" office:value="127" table:style-name="ce62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.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.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+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+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=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=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{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{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}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}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-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-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-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-H: invalid option</text:p>
          </table:table-cell>
          <table:table-cell office:value-type="float" office:value="2" table:style-name="ce62">
            <text:p>2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_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_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A_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*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*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#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#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8">
          <table:table-cell table:style-name="ce55"/>
          <table:table-cell office:value-type="string" table:style-name="ce19">
            <text:p><text:span text:style-name="T14">$&gt;</text:span><text:s/>unset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Il va unset le contenu de $HOLA, c'est-a-dire la variable bonjour</text:p>
          </table:table-cell>
          <table:table-cell table:number-columns-repeated="16374"/>
        </table:table-row>
        <table:table-row table:style-name="ro10">
          <table:table-cell table:style-name="ce55"/>
          <table:table-cell office:value-type="string" table:style-name="ce19">
            <text:p><text:span text:style-name="T14">$&gt;</text:span><text:s/>unset $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unset: `<text:span text:style-name="T17">/home/vietdu91/42_works/minishell</text:span>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@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@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!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!A: event not found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^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^A': not a valid identifier</text:p>
          </table:table-cell>
          <table:table-cell office:value-type="float" office:value="1" table:style-name="ce18">
            <text:p>1</text:p>
          </table:table-cell>
          <table:table-cell table:style-name="ce52"/>
          <table:table-cell table:number-columns-repeated="16374"/>
        </table:table-row>
        <table:table-row table:style-name="ro8">
          <table:table-cell table:style-name="ce55"/>
          <table:table-cell office:value-type="string" table:style-name="ce19">
            <text:p><text:span text:style-name="T14">$&gt;</text:span><text:s/>unset HOL$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Unset prend en compte le contenu de $?, c'est-a-dire qu'il lit HOL0A ou HOL127A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\~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~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"" HOLA</text:p>
            <text:p><text:span text:style-name="T14">$&gt;<text:s/></text:span>env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': not a valid identifier</text:p>
            <text:p>$&gt;</text:p>
            <text:p>$&gt;</text:p>
          </table:table-cell>
          <table:table-cell office:value-type="string" table:style-name="ce18">
            <text:p>1</text:p>
            <text:p>0</text:p>
          </table:table-cell>
          <table:table-cell office:value-type="string" table:style-name="ce16">
            <text:p>HOLA sera quand meme unset !!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PATH</text:p>
            <text:p><text:span text:style-name="T14">$&gt;</text:span><text:s/>echo $PATH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62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PATH</text:p>
            <text:p><text:span text:style-name="T14">$&gt;<text:s/></text:span>cat Makefil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at: No such file or directory</text:p>
            <text:p>$&gt;</text:p>
          </table:table-cell>
          <table:table-cell office:value-type="string" table:style-name="ce62">
            <text:p>0</text:p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=': not a valid identifier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=====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======': not a valid identifier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++++++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++++++': not a valid identifier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_______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18"/>
          <table:table-cell office:value-type="string" table:style-name="ce19">
            <text:p><text:span text:style-name="T14">$&gt;</text:span><text:s/>unset 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echo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unse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sudo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export hola | unset hola | echo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4" table:style-name="ce103">
            <text:p>FICHIERS BINAIRES 0️⃣ 1️⃣</text:p>
          </table:table-cell>
          <table:table-cell office:value-type="string" table:style-name="ce19">
            <text:p><text:span text:style-name="T14">$&gt;</text:span><text:s/>/bin/ech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echo Hola Que Tal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env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cd<text:s/><text:span text:style-name="T17">Desktop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bin/cd: No such file or directory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7">
          <table:table-cell office:value-type="string" table:number-columns-spanned="1" table:number-rows-spanned="2" table:style-name="ce106">
            <text:p>HISTORIQUE<text:s/><text:span text:style-name="T12">🏦</text:span></text:p>
          </table:table-cell>
          <table:table-cell office:value-type="string" table:style-name="ce10">
            <text:p><text:span text:style-name="T14">$&gt;</text:span><text:s/>histor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558 echo $?</text:p>
            <text:p>559 clear</text:p>
            <text:p>560 history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les 500 dernières command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touche du haut</text:span>]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0">
            <text:p><text:span text:style-name="T14">$&gt;</text:span><text:s/>clear</text:p>
          </table:table-cell>
          <table:table-cell office:value-type="string" table:style-name="ce18">
            <text:p>/</text:p>
          </table:table-cell>
          <table:table-cell office:value-type="string" table:style-name="ce16">
            <text:p>Defile l'historique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71" table:style-name="ce103">
            <text:p>CD 💿 PWD</text:p>
          </table:table-cell>
          <table:table-cell office:value-type="string" table:style-name="ce19"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Retourne $PWD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hola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./hola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hola que tal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p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-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-- p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pwd 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N'affiche qu'une foi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ls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ls env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On doit se retrouver dans le dossier défini par $HOME</text:p>
            <text:p><text:span text:style-name="T26">/home/vietdu91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L'user reste dans le même dossier</text:p>
            <text:p><text:span text:style-name="T26">/home/vietdu91/42_works/minishell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./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././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On se retrouve au dossier précédent</text:p>
            <text:p><text:span text:style-name="T26">/home/vietdu91/42_works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/./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cs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cs objs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<text:span text:style-name="T17">srcs</text:span>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"<text:span text:style-name="T17">srcs</text:span>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etc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e'tc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etc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e"tc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etc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sr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Makefile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Makefile</text:span>: Not a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<text:span text:style-name="T17">minishell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./../../../../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cd .././../.././../bin/ls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.././../.././../bin/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//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'//'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//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///////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///////'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text:span text:style-name="T17">minishell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/minishell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/text:p>
            <text:p><text:span text:style-name="T14">$&gt;</text:span><text:s/>cd 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_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_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-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Retourne à $OLD_PWD</text:p>
            <text:p>$OLD_PWD et $PWD sont inversés</text:p>
            <text:p><text:span text:style-name="T26">/home/vietdu91/42_works/minishell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--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Retourne à $HOME</text:p>
            <text:p>$OLD_PWD et $PWD sont inversés</text:p>
            <text:p><text:span text:style-name="T26">/home/vietdu91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---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 $HOME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/<text:span text:style-name="T17">42_works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"$PWD/<text:span text:style-name="T17">srcs</text:span>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$PWD/<text:span text:style-name="T17">srcs</text:span>'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$PWD<text:span text:style-name="T17">/srcs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cd $HOME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HOME not set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export HOME=</text:p>
            <text:p><text:span text:style-name="T14">$&gt;</text:span><text:s/>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export HOME</text:p>
            <text:p><text:span text:style-name="T14">$&gt;</text:span><text:s/>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HOME not set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9"/>
          <table:table-cell table:number-columns-repeated="16374"/>
        </table:table-row>
        <table:table-row table:style-name="ro6">
          <table:covered-table-cell/>
          <table:table-cell office:value-type="string" table:style-name="ce30">
            <text:p><text:span text:style-name="T14">$&gt;</text:span><text:s/>cd<text:s/><text:span text:style-name="T17">minishell Docs crashtest.c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 | echo $?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~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~/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~/ | echo $?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70">
            <text:p>[BONUS]<text:s/><text:span text:style-name="T15">S'il n'y a qu'un seul<text:s/></text:span><text:span text:style-name="T27">dossier</text:span><text:span text:style-name="T15"><text:s/>et rien d'autre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minishell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70">
            <text:p>[BONUS]<text:s/><text:span text:style-name="T15">S'il n'y a qu'un seul<text:s/></text:span><text:span text:style-name="T27">fichier</text:span><text:span text:style-name="T15"><text:s/>et rien d'autre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text:s/><text:span text:style-name="T15">S'il y au moins deux éléments</text:span>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cd ..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chdir: error retrieving current directory: getcwd: cannot access parent directorie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pwd: error retrieving current directory: getcwd: cannot access parent directorie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/a/b</text:span><text:span text:style-name="T17"/>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cd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</text:span><text:span text:style-name="T17"/></text:p>
            <text:p>$&gt;</text:p>
            <text:p><text:span text:style-name="T17">/home/vietdu91/42_works/minishell/a/b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cd a</text:p>
            <text:p><text:span text:style-name="T14">$&gt;</text:span><text:s/>rm -r ../a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../../../home/vietdu91/42_works/minishell/a</text:span><text:span text:style-name="T17"/></text:p>
            <text:p>$&gt;</text:p>
            <text:p><text:span text:style-name="T17">../../..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/</text:p>
            <text:p><text:span text:style-name="T14">$&gt;</text:span><text:s/>cd $HOME/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6">
            <text:p><text:span text:style-name="T28">A gerer ?</text:span><text:span text:style-name="T28"/></text:p>
            <text:p>/hom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CDPATH=/</text:p>
            <text:p><text:span text:style-name="T14">$&gt;</text:span><text:s/>cd<text:s/><text:span text:style-name="T17">home/vietdu91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6">
            <text:p><text:span text:style-name="T28">A gerer ?</text:span><text:span text:style-name="T28"/></text:p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./</text:p>
            <text:p><text:span text:style-name="T14">$&gt;</text:span><text:s/>cd 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5">
            <text:p><text:span text:style-name="T28">A gerer ?</text:span><text:span text:style-name="T28"/></text:p>
            <text:p>/home/vietdu91/42_works/minishell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./</text:p>
            <text:p><text:span text:style-name="T14">$&gt;</text:span><text:s/>cd 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5">
            <text:p><text:span text:style-name="T28">A gerer ?</text:span><text:span text:style-name="T28"/></text:p>
            <text:p>/home/vietdu91/42_works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14" table:style-name="ce106">
            <text:p>BÂTARDS<text:s/><text:span text:style-name="T29">🖕</text:span></text:p>
          </table:table-cell>
          <table:table-cell office:value-type="string" table:style-name="ce10">
            <text:p><text:span text:style-name="T22">$&gt;</text:span><text:s/>chmod 000 minishell</text:p>
            <text:p><text:span text:style-name="T22">$&gt;</text:span><text:s/>./minishell</text:p>
          </table:table-cell>
          <table:table-cell office:value-type="string" table:style-name="ce71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./minishell 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hola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cannot access 'hola': No such file or directory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./Makefile</text:p>
          </table:table-cell>
          <table:table-cell office:value-type="string" table:style-name="ce71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./Makefile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./minishell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Relance le Minishell</text:p>
            <text:p>Il faut donc 2 fois exit pour exit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| grep SHLVL</text:p>
            <text:p><text:span text:style-name="T14">$&gt;</text:span><text:s/>./minishell</text:p>
            <text:p><text:span text:style-name="T14">$&gt;</text:span><text:s/>env | grep SHLVL</text:p>
            <text:p><text:span text:style-name="T14">$&gt;</text:span><text:s/>exit</text:p>
            <text:p><text:span text:style-name="T14">$&gt;</text:span><text:s/>env | grep SHLVL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touch hola</text:p>
            <text:p><text:span text:style-name="T14">$&gt;</text:span><text:s/>./hola</text:p>
          </table:table-cell>
          <table:table-cell office:value-type="string" table:style-name="ce71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./hola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|"wc" 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66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|"wc "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wc -l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r 1 + 1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2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r $? +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0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Fait la somme de la valeur de $?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PWD=/mnt/nfs/homes/emtran/Desktop/42_minishell</text:p>
            <text:p>SHLVL=1</text:p>
            <text:p>_=/usr/bin/env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export OLDPWD</text:p>
            <text:p>export PWD="/mnt/nfs/homes/emtran/Desktop/42_minishell"</text:p>
            <text:p>export SHLVL="1"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HOME not set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cd ~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4">
            <text:p>/home/vietdu91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46" table:style-name="ce103">
            <text:p>EXIT <text:s/>⛔</text:p>
          </table:table-cell>
          <table:table-cell office:value-type="string" table:style-name="ce19">
            <text:p><text:span text:style-name="T14">$&gt;</text:span><text:s/>exit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exit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39">
            <text:p>exit</text:p>
            <text:p>bash: exit: exit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que tal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666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666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3" table:style-name="ce28">
            <text:p>3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4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52" table:style-name="ce28">
            <text:p>25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14" table:style-name="ce28">
            <text:p>21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0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14" table:style-name="ce28">
            <text:p>21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53" table:style-name="ce28">
            <text:p>253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02" table:style-name="ce28">
            <text:p>10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9 -9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666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++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666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++++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++0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----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----0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"666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02" table:style-name="ce28">
            <text:p>10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---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--666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+++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666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'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2'66'32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8" table:style-name="ce28">
            <text:p>8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"'666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'666'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"666"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"666"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70" table:style-name="ce28">
            <text:p>17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70" table:style-name="ce28">
            <text:p>17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86" table:style-name="ce28">
            <text:p>86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9223372036854775807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55" table:style-name="ce28">
            <text:p>255</text:p>
          </table:table-cell>
          <table:table-cell table:style-name="ce29"/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exit 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5">
            <text:p>exit</text:p>
            <text:p>bash: exit: 9223372036854775808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exit -922337203685477580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5">
            <text:p>exit</text:p>
            <text:p>bash: exit: -9223372036854775809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5">
          <table:table-cell office:value-type="string" table:number-columns-spanned="1" table:number-rows-spanned="48" table:style-name="ce106">
            <text:p>PIPES<text:s/><text:span text:style-name="T12">🚬</text:span></text:p>
          </table:table-cell>
          <table:table-cell office:value-type="string" table:style-name="ce19">
            <text:p><text:span text:style-name="T14">$&gt;</text:span><text:s/>cat | cat | ca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/>
            <text:p/>
            <text:p/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Apparaît la ligne ls</text:p>
            <text:p>Et 3 retours à la ligne avec la touche Entrée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ls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exit 42</text:p>
          </table:table-cell>
          <table:table-cell table:style-name="ce7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42" table:style-name="ce18">
            <text:p>42</text:p>
          </table:table-cell>
          <table:table-cell office:value-type="string" table:style-name="ce16">
            <text:p>Ne fait rien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i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xit | cat -e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cat -e bonjour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| echo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 echo que ta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nv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oui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oui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oui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non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| cat -e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$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7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4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 |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4">
            <text:p>/home/vietdu91/42_works/minishell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ifconfig | grep ":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ifconfig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whoami | grep $USE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whoami | grep $USER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whoami | cat -e | cat -e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whereis ls | cat -e | cat -e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/usr/bin/ls /usr/share/man/man1/ls.1posix.gz /usr/share/man/man1/ls.1.gz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hola</text:p>
          </table:table-cell>
          <table:table-cell table:style-name="ce11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| ls hola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30">
            <text:p>ls: cannot access 'hola': No such file or directory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| hola | ls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hola: command not found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hola | rev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echo hola | re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loh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| grep ".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[...]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Sort la commande entiere de ls -la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| grep "'.'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30">
            <text:p><text:span text:style-name="T14">$&gt;</text:span><text:s/>echo test.c | cat -e| cat -e| cat -e| cat -e| cat -e| cat -e| cat -e| cat -e|cat -e|cat -e|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test.c$$$$$$$$$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30">
            <text:p><text:span text:style-name="T14">$&gt;</text:span><text:s/>ls|ls|ls|ls|ls|ls|ls|ls|ls|ls|ls|ls</text:p>
            <text:p>|ls|ls|ls|ls|ls|ls|ls|ls|ls|ls|ls|ls|ls|ls|ls|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| cat | cat | cat | cat | cat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|| cat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|| ca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|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ch: command not found</text:p>
            <text:p>bash: o: command not found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Makefile | cat -e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[...]</text:p>
            <text:p><text:span text:style-name="T17">$$</text:span><text:span text:style-name="T17"/></text:p>
            <text:p><text:span text:style-name="T17">.PHONY: all clean fclean re$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Makefile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objs/%.o: srcs/%.c$</text:span><text:span text:style-name="T17"/></text:p>
            <text:p><text:span text:style-name="T17">@norminette srcs/*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Makefile | grep srcs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objs/%.o: srcs/%.c$</text:span><text:span text:style-name="T17"/></text:p>
            <text:p><text:span text:style-name="T17">@norminette srcs/*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cat Makefile | grep pr | head -n 5 | cd file_not_exis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file_not_exist: No such file or directory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Makefile | grep pr | head -n 5 | hello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hello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bonjour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unset 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table-cell table:style-name="ce63"/>
          <table:table-cell office:value-type="string" table:style-name="ce30">
            <text:p><text:span text:style-name="T14">$&gt;</text:span><text:s/>export HOLA | echo hola</text:p>
            <text:p><text:span text:style-name="T14">$&gt;</text:span><text:s/>env | grep PROU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export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sleep 3 | sleep 3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time sleep 3 | sleep 3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real0m3.002s</text:p>
            <text:p>user0m0.003s</text:p>
            <text:p>sys0m0.001s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sleep 3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exit | sleep 3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3"/>
          <table:table-cell office:value-type="string" table:style-name="ce19">
            <text:p><text:span text:style-name="T14">$&gt;</text:span><text:s/>echo hola &gt; a</text:p>
            <text:p><text:span text:style-name="T14">$&gt;</text:span><text:s/>&gt;&gt;b echo que tal</text:p>
            <text:p><text:span text:style-name="T14">$&gt;</text:span><text:s/>cat a | &lt;b cat | cat &gt; c | cat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2">
          <table:table-cell office:value-type="string" table:number-columns-spanned="1" table:number-rows-spanned="26" table:style-name="ce103">
            <text:p>&amp;&amp;<text:s/><text:span text:style-name="T20">🍒</text:span><text:s/>||</text:p>
          </table:table-cell>
          <table:table-cell office:value-type="string" table:style-name="ce19">
            <text:p><text:span text:style-name="T14">$&gt;</text:span><text:s/>pwd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|| echo 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amp;&amp; echo 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bonjour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bonjour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-n bonjour &amp;&amp; echo -n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hola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pwd &amp;&amp; ls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pwd || ls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pwd &amp;&amp; ls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|| ls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|| expor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export ""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': not a valid identifier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&amp;&amp; expor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bash: export: `': not a valid identifier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""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': not a valid identifier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|| 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&amp;&amp; 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|| &lt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9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&lt;&gt;</text:span>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&amp;&amp; &lt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&lt;&gt;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| echo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/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cat | echo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/>
            <text:p/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|| cat | echo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ls &amp;&amp; cat | echo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/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"" &amp;&amp; unse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': not a valid identifier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8" table:style-name="ce106">
            <text:p>( PARENTHESES )</text:p>
          </table:table-cell>
          <table:table-cell office:value-type="string" table:style-name="ce19">
            <text:p><text:span text:style-name="T14">$&gt;</text:span><text:s/>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 ( ls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) ls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ls &amp;&amp; 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ls &amp;&amp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 ( ls&amp;&amp;pwd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 ( ls ) &amp;&amp;pwd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ls &amp;&amp; ( ( pwd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(ls &amp;&amp; pwd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81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hola ls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3">
            <text:p><text:span text:style-name="T17">/home/vietdu91/42_works/minishell</text:span><text:span text:style-name="T17"/>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hola (ls &amp;&amp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bash: syntax error near 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&gt; pwd)</text:p>
            <text:p><text:span text:style-name="T14">$&gt;</text:span><text:s/>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pwd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&lt; pwd)</text:p>
            <text:p><text:span text:style-name="T14">$&gt;</text:span><text:s/>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text:s/><text:span text:style-name="T15">Si pwd existe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&lt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No such file or directory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78">
            <text:p>[BONUS]<text:s/><text:span text:style-name="T15">Si pwd n'existe pas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( ( ( pwd) )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3">
            <text:p><text:span text:style-name="T17">/home/vietdu91/42_works/minishell</text:span><text:span text:style-name="T17"/>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)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pwd 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bash: syntax error near 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(ls||pwd)&amp;&amp;(ls||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pwd srcs test.c</text:p>
            <text:p>crashtest.c Docs Dockers Drawings Makefile minishell philosophers pwd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(lss||pwd)&amp;&amp;(lss||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<text:span text:style-name="T13">bash: lss: command not found</text:span><text:span text:style-name="T13"/></text:p>
            <text:p>/home/vietdu91/42_works/minishell</text:p>
            <text:p><text:span text:style-name="T13">bash: lss: command not found</text:span><text:span text:style-name="T13"/>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(lss&amp;&amp;pwd)&amp;&amp;(lss&amp;&amp;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<text:span text:style-name="T13">bash: lss: command not found</text:span><text:span text:style-name="T13"/></text:p>
            <text:p><text:span text:style-name="T13">$&gt;</text:span></text:p>
          </table:table-cell>
          <table:table-cell office:value-type="float" office:value="127" table:style-name="ce18">
            <text:p>127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text:s/></text:span>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81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text:s/></text:span>(ls &amp;&amp; pwd | wc) &gt; hola</text:p>
            <text:p><text:span text:style-name="T14">$&gt;</text:span><text:s/>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81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9">
          <table:covered-table-cell/>
          <table:table-cell office:value-type="string" table:style-name="ce19">
            <text:p><text:span text:style-name="T14">$&gt;<text:s/></text:span>(ls &amp;&amp; pwd | wc) &gt;&gt; hola</text:p>
            <text:p><text:span text:style-name="T14">$&gt;</text:span><text:s/>echo hey&amp;&amp;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81">
            <text:p><text:span text:style-name="T13">hey</text:span><text:span text:style-name="T13"/></text:p>
            <text:p><text:span text:style-name="T13">$&gt;</text:span><text:span text:style-name="T13"/>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text:s/></text:span>(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text:s/></text:span>(ls &amp;&amp;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text:s/></text:span>(ls -z ||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ls: invalid option -- 'z'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ls &amp;&amp;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ls -z ||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ls: invalid option -- 'z'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(ls -z || pwd &amp;&amp; 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invalid option -- 'z'</text:p>
            <text:p><text:span text:style-name="T17">/home/vietdu91/42_works/minishell</text:span><text:span text:style-name="T17"/></text:p>
            <text:p><text:span text:style-name="T17">crashtest.c Docs Dockers Drawings Makefile minishell philosophers pwd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30">
            <text:p><text:span text:style-name="T14">$&gt;</text:span><text:s/>ls || (cat Makefile|grep srcs) &amp;&amp; (pwd|wc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&amp;&amp; (ls) &amp;&amp; (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s: invalid option -- 'z'</text:p>
            <text:p>$&gt;</text:p>
          </table:table-cell>
          <table:table-cell office:value-type="float" office:value="130" table:style-name="ce18">
            <text:p>13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20">
          <table:covered-table-cell/>
          <table:table-cell office:value-type="string" table:style-name="ce19">
            <text:p><text:span text:style-name="T14">$&gt;</text:span><text:s/>(ls &gt; Docs/hey &amp;&amp; pwd) &gt; hola</text:p>
            <text:p><text:span text:style-name="T14">$&gt;</text:span><text:s/>cat hola</text:p>
            <text:p><text:span text:style-name="T14">$&gt;</text:span><text:s/>cat Docs/he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4">
            <text:p><text:span text:style-name="T17">/home/vietdu91/42_works/minishell</text:span><text:span text:style-name="T17"/></text:p>
            <text:p><text:span text:style-name="T13">$&gt;</text:span><text:span text:style-name="T13"/>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srcs</text:span><text:span text:style-name="T17"/></text:p>
            <text:p><text:span text:style-name="T17">test.c</text:span><text:span text:style-name="T17"/>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20">
          <table:covered-table-cell/>
          <table:table-cell office:value-type="string" table:style-name="ce19">
            <text:p><text:span text:style-name="T14">$&gt;</text:span><text:s/>ls &gt; Docs/hey &amp;&amp; pwd &gt; hola</text:p>
            <text:p><text:span text:style-name="T14">$&gt;</text:span><text:s/>cat hola</text:p>
            <text:p><text:span text:style-name="T14">$&gt;</text:span><text:s/>cat Docs/he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5">
            <text:p><text:span text:style-name="T17">/home/vietdu91/42_works/minishell</text:span><text:span text:style-name="T17"/></text:p>
            <text:p><text:span text:style-name="T13">$&gt;</text:span><text:span text:style-name="T13"/>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srcs</text:span><text:span text:style-name="T17"/></text:p>
            <text:p><text:span text:style-name="T17">test.c</text:span><text:span text:style-name="T17"/>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../.. &amp;&amp; pwd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</text:span><text:span text:style-name="T17"/></text:p>
            <text:p><text:span text:style-name="T17">/home/vietdu91/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cd ../.. &amp;&amp; pwd)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</text:span><text:span text:style-name="T17"/></text:p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|| cd ../../..&amp;&amp;pwd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6">
            <text:p>ls: invalid option -- 'z'</text:p>
            <text:p><text:span text:style-name="T17">/home/vietdu91</text:span><text:span text:style-name="T17"/></text:p>
            <text:p>$&gt;</text:p>
            <text:p>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|| (cd ../../..&amp;&amp;pwd)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6">
            <text:p>ls: invalid option -- 'z'</text:p>
            <text:p><text:span text:style-name="T17">/home/vietdu91</text:span><text:span text:style-name="T17"/>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105" table:style-name="ce103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office:value-type="string" table:style-name="ce19">
            <text:p><text:span text:style-name="T14">$&gt;</text:span><text:s/>echo hola &gt; bonjour</text:p>
            <text:p><text:span text:style-name="T14">$&gt;</text:span><text:s/>cat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que tal &gt;&gt; bonjour</text:p>
            <text:p><text:span text:style-name="T14">$&gt;</text:span><text:s/>cat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rm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 &gt; bonjour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 &gt; /tmp/bonjour</text:p>
            <text:p><text:span text:style-name="T14">$&gt;</text:span><text:s/>cat -e /tmp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$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hey</text:p>
            <text:p><text:span text:style-name="T14">$&gt;</text:span><text:s/>echo bonjour &gt; $HOLA</text:p>
            <text:p><text:span text:style-name="T14">$&gt;</text:span><text:s/>echo $HOLA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whereis grep &gt; Docs/bonjour</text:p>
            <text:p><text:span text:style-name="T14">$&gt;</text:span><text:s/>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grep: /usr/bin/grep /usr/share/man/man1/grep.1.gz /usr/share/man/man1/grep.1posix.gz /usr/share/info/grep.info.gz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&gt; Docs/bonjour</text:p>
            <text:p><text:span text:style-name="T14">$&gt;</text:span><text:s/>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[...]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&gt;bonjour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&gt; bonjour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&g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l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&g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echo hola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| echo hola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prout hola &gt; bonjour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command not found</text:p>
            <text:p>$&gt;</text:p>
            <text:p>bonjour [...]</text:p>
          </table:table-cell>
          <table:table-cell office:value-type="string" table:style-name="ce28">
            <text:p>127</text:p>
            <text:p>0</text:p>
          </table:table-cell>
          <table:table-cell office:value-type="string" table:style-name="ce35">
            <text:p>Erreur mais file "bonjour" cree tout de mem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ls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hello</text:p>
            <text:p>$&gt;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echo hola &gt;&gt; hello</text:p>
            <text:p><text:span text:style-name="T14">$&gt;</text:span><text:s/>echo hola &gt; hello &gt;&gt; hello &gt;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 hello &gt;&gt; hello 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 hello &gt;&gt; hello &gt; hello</text:p>
            <text:p><text:span text:style-name="T14">$&gt;</text:span><text:s/>echo hola &gt;&gt; hello</text:p>
            <text:p><text:span text:style-name="T14">$&gt;</text:span><text:s/>echo hola &gt;&gt; hello &gt;&gt; hello 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ola &gt;&gt; hello &gt;&gt; hello &gt;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8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ey &gt; bonjour</text:p>
            <text:p><text:span text:style-name="T14">$&gt;</text:span><text:s/>echo &lt;bonjour &lt;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ey &gt; bonjour</text:p>
            <text:p><text:span text:style-name="T14">$&gt;</text:span><text:s/>echo &lt;hello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21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&gt; bonjour &gt;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5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&gt; bonjour &gt;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echo hola bonjour</text:p>
            <text:p><text:span text:style-name="T14">$&gt;</text:span><text:s/>cat bonjour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bonjour</text:p>
          </table:table-cell>
          <table:table-cell office:value-type="string" table:style-name="ce28"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1">
          <table:covered-table-cell/>
          <table:table-cell office:value-type="string" table:style-name="ce30">
            <text:p><text:span text:style-name="T14">$&gt;</text:span><text:s/>&gt;bonjour echo &gt; hola&gt;bonjour&gt;hola&gt;&gt;bonjour&gt;hola hey &gt;bonjour hola &gt;hola</text:p>
            <text:p><text:span text:style-name="T14">$&gt;</text:span><text:s/>cat bonjour</text:p>
            <text:p><text:span text:style-name="T14">$&gt;<text:s/></text:span>cat hola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ey 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5">
          <table:covered-table-cell/>
          <table:table-cell office:value-type="string" table:style-name="ce30">
            <text:p><text:span text:style-name="T14">$&gt;</text:span><text:s/>echo bonjour &gt; hola1</text:p>
            <text:p><text:span text:style-name="T14">$&gt;</text:span><text:s/>echo hello &gt; hola2</text:p>
            <text:p><text:span text:style-name="T14">$&gt;</text:span><text:s/>echo 2 &gt;hola1 &gt;&gt; hola2</text:p>
            <text:p><text:span text:style-name="T14">$&gt;</text:span><text:s/>ls</text:p>
            <text:p><text:span text:style-name="T14">$&gt;</text:span><text:s/>cat hola1</text:p>
            <text:p><text:span text:style-name="T14">$&gt;</text:span><text:s/>cat hola2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1 hola2 [...]</text:p>
            <text:p>$&gt;</text:p>
            <text:p>$&gt;</text:p>
            <text:p>hello</text:p>
            <text:p>2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5">
          <table:covered-table-cell/>
          <table:table-cell office:value-type="string" table:style-name="ce30">
            <text:p><text:span text:style-name="T14">$&gt;</text:span><text:s/>echo bonjour &gt; hola1</text:p>
            <text:p><text:span text:style-name="T14">$&gt;</text:span><text:s/>echo hello &gt; hola2</text:p>
            <text:p><text:span text:style-name="T14">$&gt;</text:span><text:s/>echo 2 &gt;&gt;hola1 &gt; hola2</text:p>
            <text:p><text:span text:style-name="T14">$&gt;</text:span><text:s/>ls</text:p>
            <text:p><text:span text:style-name="T14">$&gt;</text:span><text:s/>cat hola1</text:p>
            <text:p><text:span text:style-name="T14">$&gt;</text:span><text:s/>cat hola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pwd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pwd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&lt; pwd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&lt;<text:s/><text:span text:style-name="T17">Makefile</text:span><text:s/>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.: not enough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35">
            <text:p>Voir pourquoi</text:p>
          </table:table-cell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lt;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lt;srcs/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rcs/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lt;../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../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cat 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35">
            <text:p>Marche aussi pour les autres operateurs de redirection</text:p>
          </table:table-cell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gt;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gt;&gt; &lt;&l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&lt;&l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gt;&gt; &gt; &gt;&gt; &lt;&lt; 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 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 ls &gt; 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gt; ls1 &lt; ls2</text:p>
            <text:p><text:span text:style-name="T14">$&gt;</text:span><text:s/>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2: No such file or directory</text:p>
            <text:p>$&gt;</text:p>
            <text:p>ls1 [...]</text:p>
            <text:p>$&gt;</text:p>
          </table:table-cell>
          <table:table-cell office:value-type="string" table:style-name="ce28"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hola</text:p>
            <text:p><text:span text:style-name="T14">$&gt;</text:span><text:s/>cat hola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bonjour</text:p>
            <text:p><text:span text:style-name="T14">$&gt;</text:span><text:s/>cat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&gt;bonjour</text:p>
            <text:p><text:span text:style-name="T14">$&gt;</text:span><text:s/>cat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&gt; bonjour</text:p>
            <text:p><text:span text:style-name="T14">$&gt;</text:span><text:s/>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bonjour</text:p>
            <text:p><text:span text:style-name="T14">$&gt;</text:span><text:s/>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cat &lt; 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srcs/bonjour</text:p>
            <text:p><text:span text:style-name="T14">$&gt;</text:span><text:s/>cat &lt;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rm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'c'"h"o hola &gt; bonjour</text:p>
            <text:p><text:span text:style-name="T14">$&gt;</text:span><text:s/>cat 'bo'"n"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gt; bonjour\ 1</text:p>
            <text:p><text:span text:style-name="T14">$&gt;</text:span><text:s/>ls</text:p>
            <text:p><text:span text:style-name="T14">$&gt;</text:span><text:s/>cat bonjour\ 1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1' [...]</text:p>
            <text:p>$&gt;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 hey</text:p>
            <text:p><text:span text:style-name="T14">$&gt;</text:span><text:s/>ls</text:p>
            <text:p><text:span text:style-name="T14">$&gt;</text:span><text:s/>cat bonjour</text:p>
            <text:p><text:span text:style-name="T14">$&gt;</text:span><text:s/>cat hey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gt;srcs/hello &lt;prout</text:p>
            <text:p><text:span text:style-name="T14">$&gt;</text:span><text:s/>cat srcs/bonjour srcs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text:s/></text:span>rm srcs/bonjour srcs/hello</text:p>
            <text:p><text:span text:style-name="T14">$&gt;</text:span><text:s/>&gt;srcs/bonjour &gt;srcs/hello &lt;prout</text:p>
            <text:p><text:span text:style-name="T14">$&gt;</text:span><text:s/>ls srcs</text:p>
            <text:p><text:span text:style-name="T14">$&gt;</text:span><text:s/>cat srcs/bonjour srcs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 hello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lt;prout 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text:s/></text:span>rm srcs/bonjour srcs/hello</text:p>
            <text:p><text:span text:style-name="T14">$&gt;</text:span><text:s/>&gt;srcs/bonjour &lt;prout &gt;srcs/hello</text:p>
            <text:p><text:span text:style-name="T14">$&gt;</text:span><text:s/>ls srcs</text:p>
            <text:p><text:span text:style-name="T14">$&gt;</text:span><text:s/>cat srcs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/text:span><text:s/>&gt;../bonjour &gt;../hello &lt;prout</text:p>
            <text:p><text:span text:style-name="T14">$&gt;</text:span><text:s/>cat ../bonjour ..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text:s/></text:span>rm ../bonjour ../hello</text:p>
            <text:p><text:span text:style-name="T14">$&gt;</text:span><text:s/>&gt;../bonjour &gt;../hello &lt;prout</text:p>
            <text:p><text:span text:style-name="T14">$&gt;</text:span><text:s/>ls ..</text:p>
            <text:p><text:span text:style-name="T14">$&gt;</text:span><text:s/>cat ../bonjour ..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 hello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/text:span><text:s/>&gt;../bonjour &lt;prout &gt;../hello</text:p>
            <text:p><text:span text:style-name="T14">$&gt;</text:span><text:s/>cat ../bonjour</text:p>
            <text:p><text:span text:style-name="T14">$&gt;</text:span><text:s/>cat ..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text:s/></text:span>rm ../bonjour ../hello</text:p>
            <text:p><text:span text:style-name="T14">$&gt;</text:span><text:s/>&gt;../bonjour &lt;prout &gt;../hello</text:p>
            <text:p><text:span text:style-name="T14">$&gt;</text:span><text:s/>ls ..</text:p>
            <text:p><text:span text:style-name="T14">$&gt;</text:span><text:s/>cat ..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gt;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gt;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lt;prout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lt;prout 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lt;prout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lt;prout &gt;&gt;srcs/bonjour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lt;bonjour &gt;hello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&gt;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gt;bonjour &gt;hello &lt; prout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rm bonjour hello</text:p>
            <text:p><text:span text:style-name="T14">$&gt;</text:span><text:s/>&gt;bonjour &gt;hello &lt; prout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gt;bonjour &lt;prout hello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&gt;bonjour &lt;prout hello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</table:table-cell>
          <table:table-cell office:value-type="string" table:style-name="ce29">
            <text:p>Le fichier hello n'existe p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&lt;bonjour cat | wc &gt; bonjour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 0 0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rm -f bonjour</text:p>
            <text:p><text:span text:style-name="T14">$&gt;</text:span><text:s/>rm bonjour &gt; bonjour</text:p>
            <text:p><text:span text:style-name="T14">$&gt;</text:span><text:s/>ls -l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cannot access 'bonjour': No such file or directory</text:p>
          </table:table-cell>
          <table:table-cell office:value-type="string" table:style-name="ce28">
            <text:p>0</text:p>
            <text:p>0</text:p>
            <text:p>2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HOLA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"$HOLA"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"HOLA"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HOLA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HOLA&gt;hey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hey&gt;$HOLA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hey&gt;$HOLA&gt;hey&gt;hey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export A=hey</text:p>
            <text:p><text:span text:style-name="T14">$&gt;</text:span><text:s/>export A B=Hola D E C="Que Tal"</text:p>
            <text:p><text:span text:style-name="T14">$&gt;</text:span><text:s/>echo $PROUT$B$C &gt; /tmp/a &gt; /tmp/b &gt; /tmp/c</text:p>
            <text:p><text:span text:style-name="T14">$&gt;</text:span><text:s/>cat /tmp/a</text:p>
            <text:p><text:span text:style-name="T14">$&gt;</text:span><text:s/>cat /tmp/b</text:p>
            <text:p><text:span text:style-name="T14">$&gt;<text:s/></text:span>cat /tmp/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$&gt;</text:p>
            <text:p>$&gt;</text:p>
            <text:p>$&gt;</text:p>
            <text:p>Hola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2">
          <table:covered-table-cell/>
          <table:table-cell office:value-type="string" table:style-name="ce90">
            <text:p><text:span text:style-name="T14">!!!!!</text:span><text:s/>Contenu du fichier a : "Amour Tu es Horrible"</text:p>
            <text:p><text:span text:style-name="T30">!!!!!</text:span><text:s/>Contenu du fichier b : "0123456789"</text:p>
            <text:p><text:span text:style-name="T26">!!!!!</text:span><text:s/>Contenu du fichier c : "Prout"</text:p>
          </table:table-cell>
          <table:table-cell table:number-columns-repeated="6" table:style-name="ce91"/>
          <table:table-cell table:number-columns-repeated="2"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a cat &lt;b &lt;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Prout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echo <text:s text:c="3"/>" <text:s text:c="2"/>hola <text:s text:c="3"/>bon <text:s text:c="2"/>" h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a ls &gt;b &gt;&gt;c &gt;d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  <text:p><text:span text:style-name="T14">$&gt;</text:span><text:s/>cat 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Prout</text:p>
            <text:p>$&gt;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test.c</text:span><text:span text:style-name="T17"/>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a ls &gt;b &gt;&gt;c &gt;d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  <text:p><text:span text:style-name="T14">$&gt;</text:span><text:s/>cat d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Prout</text:p>
            <text:p>$&gt;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test.c</text:span><text:span text:style-name="T17"/>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a &gt; b &gt; c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mkdir dir</text:p>
            <text:p><text:span text:style-name="T14">$&gt;</text:span><text:s/>ls -la &gt; dir/bonjour</text:p>
            <text:p><text:span text:style-name="T14">$&gt;</text:span><text:s/>cat dir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total 16</text:p>
            <text:p>drwx------ 2 vietdu91 [...] .</text:p>
            <text:p>drwxrwxewt 51 root [...] ..</text:p>
            <text:p>[...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a</text:p>
            <text:p><text:span text:style-name="T14">$&gt;</text:span><text:s/>cat 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mour Tu es Horrib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d cat &lt;a &gt;&gt;e</text:p>
            <text:p><text:span text:style-name="T14">$&gt;</text:span><text:s/>cat a</text:p>
            <text:p><text:span text:style-name="T14">$&gt;</text:span><text:s/>cat d</text:p>
            <text:p><text:span text:style-name="T14">$&gt;</text:span><text:s/>cat 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Amour</text:p>
            <text:p>$&gt;</text:p>
            <text:p>Amour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 a &gt; b cat &gt; hey &gt;&gt; d</text:p>
            <text:p><text:span text:style-name="T14">$&gt;</text:span><text:s/>cat d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mour Tu Es Horrible</text:p>
            <text:p>$&gt;</text:p>
            <text:p>[...] a b hey d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table-cell office:value-type="string" table:number-columns-spanned="1" table:number-rows-spanned="19" table:style-name="ce106">
            <text:p>HEREDOC<text:s/><text:span text:style-name="T23">⏮️</text:span></text:p>
          </table:table-cell>
          <table:table-cell office:value-type="string" table:style-name="ce19">
            <text:p><text:span text:style-name="T14">$&gt;</text:span><text:s/>cat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'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"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$HOME</text:p>
          </table:table-cell>
          <table:table-cell table:style-name="ce11"/>
          <table:table-cell table:style-name="ce12"/>
          <table:table-cell table:style-name="ce53"/>
          <table:table-cell table:style-name="ce14"/>
          <table:table-cell table:style-name="ce15"/>
          <table:table-cell office:value-type="string" table:style-name="ce19">
            <text:p>&gt; prout</text:p>
            <text:p>&gt; /home/vietdu91</text:p>
            <text:p>&gt; $HO</text:p>
            <text:p>&gt; 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la &gt; bonjour</text:p>
            <text:p><text:span text:style-name="T14">$&gt;</text:span><text:s/>cat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la | rev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</text:p>
            <text:p>&gt;</text:p>
            <text:p>&gt; 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cat &lt;&lt;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93">
            <text:p>bash: syntax error near unexpected token `newline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prout &lt;&lt; lol &lt;&lt; koa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lol</text:p>
            <text:p>&gt; koa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rout &lt;&lt; lol &lt;&lt; cat &lt;&lt; koa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lol</text:p>
            <text:p>&gt; cat</text:p>
            <text:p>&gt; koala</text:p>
            <text:p>bash: prout: command not found</text:p>
          </table:table-cell>
          <table:table-cell office:value-type="float" office:value="127" table:style-name="ce18">
            <text:p>127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ho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&gt; $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"hola"$"b"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&gt; hola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"$hola"$$"b"</text:p>
          </table:table-cell>
          <table:table-cell table:style-name="ce92"/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58">
            <text:p>&gt; $hola$$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ho$la$"$a"$$"b"</text:p>
          </table:table-cell>
          <table:table-cell table:style-name="ce92"/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58">
            <text:p>&gt; hola$a$$b</text:p>
            <text:p>&gt; ho$la$a$$n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syntax error near unexpected token `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syntax error near 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8"/>
          <table:table-cell table:number-columns-repeated="16374"/>
        </table:table-row>
        <table:table-row table:style-name="ro20">
          <table:table-cell office:value-type="string" table:number-columns-spanned="1" table:number-rows-spanned="6" table:style-name="ce103">
            <text:p>WILDCARD ⭐</text:p>
          </table:table-cell>
          <table:table-cell office:value-type="string" table:style-name="ce19">
            <text:p><text:span text:style-name="T14">$&gt;</text:span><text:s/>ls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30">
            <text:p><text:span text:style-name="T17">crashtest.c Docs Dockers Drawings Makefile minishell philosophers test.c</text:span><text:span text:style-name="T17"/></text:p>
            <text:p/>
            <text:p><text:span text:style-name="T17">Docs:</text:span><text:span text:style-name="T17"/></text:p>
            <text:p><text:span text:style-name="T17">identite.pdf loyer.pdf</text:span><text:span text:style-name="T17"/></text:p>
            <text:p><text:span text:style-name="T17">srcs:</text:span><text:span text:style-name="T17"/></text:p>
            <text:p><text:span text:style-name="T17">main.c utils.c sor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*.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30">
            <text:p><text:span text:style-name="T17">crashtest.c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*.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30">
            <text:p>ls: cannot access '*.hola' : No such file or directory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*l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19">
            <text:p>[<text:span text:style-name="T16">affiche le Makefile</text:span>]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*e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10">
            <text:p>cat: 'M*ee': No such file or directory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ake*fil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19">
            <text:p>[<text:span text:style-name="T16">affiche le Makefile</text:span>]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number-rows-repeated="1047808" table:style-name="ro3">
          <table:table-cell table:number-columns-repeated="16384"/>
        </table:table-row>
        <table:named-expressions>
          <table:named-range table:name="_xlnm._FilterDatabase" table:cell-range-address="RC.$D$23:RC.$G$768" table:base-cell-address="RC.$A$1"/>
        </table:named-expressions>
      </table:table>
      <table:database-ranges>
        <table:database-range table:target-range-address="RC.D23:RC.G768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ntarell" svg:font-family="Cantarell"/>
    <style:font-face style:name="Nunito" svg:font-family="Nunito"/>
    <style:font-face style:name="Ubuntu Mono" svg:font-family="&quot;Ubuntu Mono&quot;"/>
    <style:font-face style:name="&quot;docs-Ubuntu Mono&quot;" svg:font-family="&quot;&quot;docs-Ubuntu Mono&quot;&quot;"/>
    <style:font-face style:name="Ubuntu Mono,Arial" svg:font-family="&quot;Ubuntu Mono,Arial&quot;"/>
    <style:font-face style:name="docs-Cantarell" svg:font-family="docs-Cantarell"/>
  </office:font-face-decls>
  <office:styles>
    <number:number-style style:name="N0">
      <number:number number:min-integer-digits="1"/>
    </number:number-style>
    <number:currency-style style:name="N36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0">
      <style:table-cell-properties style:vertical-align="automatic" fo:background-color="#FF0000"/>
      <style:text-properties fo:color="#FFFFFF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ltr" style:first-page-number="continue" style:scale-to-X="1" style:table-centering="horizontal" style:print="grid 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dc:creator>Olivier  Filloux</dc:creator>
    <dc:date>2025-06-04T09:48:44Z</dc:date>
    <meta:editing-cycles>1</meta:editing-cycles>
    <meta:editing-duration>PT15721S</meta:editing-duration>
  </office:meta>
</office:document-meta>
</file>